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0.84mm"/>
    </style:style>
    <style:style style:name="co2" style:family="table-column">
      <style:table-column-properties fo:break-before="auto" style:column-width="60.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1-A-PressureSide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011" table:default-cell-style-name="ce9"/>
        <table:table-row table:style-name="ro1">
          <table:table-cell office:value-type="string" calcext:value-type="string">
            <text:p>path_to_file</text:p>
          </table:table-cell>
          <table:table-cell office:value-type="string" calcext:value-type="string">
            <text:p>cam_to_blade_rb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76.jpg</text:p>
          </table:table-cell>
          <table:table-cell office:value-type="string" calcext:value-type="string">
            <text:p>[[ 0.9973 -0.0729  0.0012  2.1872]</text:p>
            <text:p> [-0.0482 -0.6473  0.7607 -7.2424]</text:p>
            <text:p> [-0.0547 -0.7587 -0.6491  6.5368]</text:p>
            <text:p> [ 0.      0.      0.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77.jpg</text:p>
          </table:table-cell>
          <table:table-cell office:value-type="string" calcext:value-type="string">
            <text:p>[[ 0.9973 -0.0736  0.002   1.9654]</text:p>
            <text:p> [-0.0493 -0.6476  0.7604 -7.1569]</text:p>
            <text:p> [-0.0546 -0.7585 -0.6494  9.2275]</text:p>
            <text:p> [ 0.      0.      0.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78.jpg</text:p>
          </table:table-cell>
          <table:table-cell office:value-type="string" calcext:value-type="string">
            <text:p>[[ 0.9984 -0.0511 -0.0233  1.8612]</text:p>
            <text:p> [ 0.0012 -0.3959  0.9183 -7.0972]</text:p>
            <text:p> [-0.0562 -0.9169 -0.3952  8.2043]</text:p>
            <text:p> [ 0.      0.      0.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79.jpg</text:p>
          </table:table-cell>
          <table:table-cell office:value-type="string" calcext:value-type="string">
            <text:p>[[  0.9984  -0.0519  -0.0233   1.0925]</text:p>
            <text:p> [  0.0078  -0.2809   0.9597  -9.1242]</text:p>
            <text:p> [ -0.0563  -0.9583  -0.28    10.3746]</text:p>
            <text:p> [  0.       0.       0. 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80.jpg</text:p>
          </table:table-cell>
          <table:table-cell office:value-type="string" calcext:value-type="string">
            <text:p>[[  0.9984  -0.0566  -0.0028   0.7844]</text:p>
            <text:p> [ -0.0133  -0.2816   0.9594 -10.8523]</text:p>
            <text:p> [ -0.0551  -0.9579  -0.2819  12.3272]</text:p>
            <text:p> [  0.       0.       0. 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81.jpg</text:p>
          </table:table-cell>
          <table:table-cell office:value-type="string" calcext:value-type="string">
            <text:p>[[  0.9983  -0.0502  -0.0281   0.704 ]</text:p>
            <text:p> [  0.013   -0.2801   0.9599 -12.786 ]</text:p>
            <text:p> [ -0.0561  -0.9587  -0.279   17.1841]</text:p>
            <text:p> [  0.       0.       0. 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82.jpg</text:p>
          </table:table-cell>
          <table:table-cell office:value-type="string" calcext:value-type="string">
            <text:p>[[  0.9981  -0.0469  -0.0404   0.7198]</text:p>
            <text:p> [  0.0257  -0.2808   0.9594 -11.5413]</text:p>
            <text:p> [ -0.0563  -0.9586  -0.279   21.0401]</text:p>
            <text:p> [  0.       0.       0. 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83.jpg</text:p>
          </table:table-cell>
          <table:table-cell office:value-type="string" calcext:value-type="string">
            <text:p>[[  0.9982  -0.0486  -0.034    0.7317]</text:p>
            <text:p> [  0.019   -0.2808   0.9596 -10.3262]</text:p>
            <text:p> [ -0.0562  -0.9585  -0.2794  24.7056]</text:p>
            <text:p> [  0.       0.       0. 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84.jpg</text:p>
          </table:table-cell>
          <table:table-cell office:value-type="string" calcext:value-type="string">
            <text:p>[[  0.9984  -0.0505  -0.027    0.8174]</text:p>
            <text:p> [  0.0117  -0.2816   0.9595  -9.3777]</text:p>
            <text:p> [ -0.056   -0.9582  -0.2805  27.9486]</text:p>
            <text:p> [  0.       0.       0. 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85.jpg</text:p>
          </table:table-cell>
          <table:table-cell office:value-type="string" calcext:value-type="string">
            <text:p>[[  0.9984  -0.0511  -0.0248   0.9396]</text:p>
            <text:p> [  0.0094  -0.2808   0.9597  -8.5607]</text:p>
            <text:p> [ -0.056   -0.9584  -0.2799  31.0829]</text:p>
            <text:p> [  0.       0.       0.       1.    ]]</text:p>
          </table:table-cell>
          <table:table-cell table:number-columns-repeated="1011"/>
        </table:table-row>
        <table:table-row table:style-name="ro1">
          <table:table-cell table:number-columns-repeated="1013"/>
        </table:table-row>
        <table:table-row table:style-name="ro2">
          <table:table-cell office:value-type="string" calcext:value-type="string">
            <text:p>snapshot00087.jpg</text:p>
          </table:table-cell>
          <table:table-cell office:value-type="string" calcext:value-type="string">
            <text:p>[[  0.9984  -0.0527  -0.0187   1.1547]</text:p>
            <text:p> [  0.0032  -0.2805   0.9599  -7.0088]</text:p>
            <text:p> [ -0.0558  -0.9584  -0.2799  36.3969]</text:p>
            <text:p> [  0.       0.       0. 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88.jpg</text:p>
          </table:table-cell>
          <table:table-cell office:value-type="string" calcext:value-type="string">
            <text:p>[[  0.9985  -0.0525  -0.0179   1.0236]</text:p>
            <text:p> [  0.0025  -0.2809   0.9597  -6.3138]</text:p>
            <text:p> [ -0.0555  -0.9583  -0.2803  38.9876]</text:p>
            <text:p> [  0.       0.       0. 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89.jpg</text:p>
          </table:table-cell>
          <table:table-cell office:value-type="string" calcext:value-type="string">
            <text:p>[[  0.9984  -0.0532  -0.0167   1.1346]</text:p>
            <text:p> [  0.0011  -0.2805   0.9599  -5.6325]</text:p>
            <text:p> [ -0.0558  -0.9584  -0.28    41.0271]</text:p>
            <text:p> [  0.       0.       0. 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90.jpg</text:p>
          </table:table-cell>
          <table:table-cell office:value-type="string" calcext:value-type="string">
            <text:p>[[  0.9984  -0.0531  -0.0172   1.1209]</text:p>
            <text:p> [  0.0017  -0.2794   0.9602  -5.5762]</text:p>
            <text:p> [ -0.0558  -0.9587  -0.2789  43.451 ]</text:p>
            <text:p> [  0.       0.       0. 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91.jpg</text:p>
          </table:table-cell>
          <table:table-cell office:value-type="string" calcext:value-type="string">
            <text:p>[[  0.9984  -0.0537  -0.0151   1.1843]</text:p>
            <text:p> [ -0.0006  -0.2801   0.96    -5.4465]</text:p>
            <text:p> [ -0.0558  -0.9585  -0.2797  45.6411]</text:p>
            <text:p> [  0.       0.       0. 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92.jpg</text:p>
          </table:table-cell>
          <table:table-cell office:value-type="string" calcext:value-type="string">
            <text:p>[[  0.9984  -0.0532  -0.0183   1.2064]</text:p>
            <text:p> [  0.0027  -0.2809   0.9597  -5.3719]</text:p>
            <text:p> [ -0.0562  -0.9583  -0.2803  47.9633]</text:p>
            <text:p> [  0.       0.       0. 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93.jpg</text:p>
          </table:table-cell>
          <table:table-cell office:value-type="string" calcext:value-type="string">
            <text:p>[[  0.9984  -0.0524  -0.0199   1.3497]</text:p>
            <text:p> [  0.0044  -0.2809   0.9597  -5.3285]</text:p>
            <text:p> [ -0.0559  -0.9583  -0.2802  50.221 ]</text:p>
            <text:p> [  0.       0.       0. 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94.jpg</text:p>
          </table:table-cell>
          <table:table-cell office:value-type="string" calcext:value-type="string">
            <text:p>[[  0.9985  -0.0526  -0.0163   1.1852]</text:p>
            <text:p> [  0.0009  -0.2805   0.9599  -5.1873]</text:p>
            <text:p> [ -0.0551  -0.9584  -0.28    52.6657]</text:p>
            <text:p> [  0.       0.       0. 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95.jpg</text:p>
          </table:table-cell>
          <table:table-cell office:value-type="string" calcext:value-type="string">
            <text:p>[[  0.9984  -0.0532  -0.0198   1.3278]</text:p>
            <text:p> [  0.0041  -0.2805   0.9598  -5.3383]</text:p>
            <text:p> [ -0.0566  -0.9584  -0.2798  54.9519]</text:p>
            <text:p> [  0.       0.       0. 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96.jpg</text:p>
          </table:table-cell>
          <table:table-cell office:value-type="string" calcext:value-type="string">
            <text:p>[[  0.9984  -0.052   -0.0198   1.411 ]</text:p>
            <text:p> [  0.0044  -0.2801   0.96    -5.239 ]</text:p>
            <text:p> [ -0.0555  -0.9586  -0.2795  57.4484]</text:p>
            <text:p> [  0.       0.       0. 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97.jpg</text:p>
          </table:table-cell>
          <table:table-cell office:value-type="string" calcext:value-type="string">
            <text:p>[[  0.9984  -0.0534  -0.0177   1.4759]</text:p>
            <text:p> [  0.002   -0.2809   0.9597  -5.2085]</text:p>
            <text:p> [ -0.0562  -0.9583  -0.2803  59.8254]</text:p>
            <text:p> [  0.       0.       0.       1.    ]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shot00098.jpg</text:p>
          </table:table-cell>
          <table:table-cell office:value-type="string" calcext:value-type="string">
            <text:p>[[  0.9977  -0.0637   0.0252   0.7409]</text:p>
            <text:p> [ -0.042   -0.2781   0.9596  -5.9546]</text:p>
            <text:p> [ -0.0541  -0.9584  -0.2801  61.7458]</text:p>
            <text:p> [  0.       0.       0.       1.    ]]</text:p>
          </table:table-cell>
          <table:table-cell table:number-columns-repeated="1011"/>
        </table:table-row>
        <table:table-row table:style-name="ro1" table:number-rows-repeated="1048551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.00.0000</text:date>, <text:time style:data-style-name="N2" text:time-value="14:50:57.99236670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8-10-24T14:55:10.166672783</dc:date>
    <meta:editing-duration>PT40M30S</meta:editing-duration>
    <meta:editing-cycles>10</meta:editing-cycles>
    <meta:document-statistic meta:table-count="1" meta:cell-count="46" meta:object-count="0"/>
  </office:meta>
</office:document-meta>
</file>